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0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1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style:snap-to-layout-grid="false"/>
      <style:text-properties fo:font-size="8pt" fo:font-weight="bold" officeooo:rsid="0027e684" officeooo:paragraph-rsid="0027e684" style:font-size-asian="8pt" style:font-weight-asian="bold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8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9" style:family="paragraph" style:parent-style-name="Standard">
      <style:text-properties fo:font-size="4pt" fo:font-weight="bold" style:font-size-asian="4pt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1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2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4" style:family="paragraph" style:parent-style-name="Standard">
      <style:text-properties fo:color="#000000" officeooo:paragraph-rsid="002502b2"/>
    </style:style>
    <style:style style:name="P35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6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37" style:family="paragraph" style:parent-style-name="Standard">
      <style:text-properties fo:color="#000000" style:font-name="Times New Roman" fo:language="zxx" fo:country="none" officeooo:rsid="00292610" officeooo:paragraph-rsid="00292610" style:font-name-asian="Times New Roman" style:language-asian="zxx" style:country-asian="none" style:font-name-complex="Times New Roman"/>
    </style:style>
    <style:style style:name="P38" style:family="paragraph" style:parent-style-name="Standard">
      <style:text-properties fo:color="#000000" fo:language="zxx" fo:country="none" officeooo:rsid="001efdcd" officeooo:paragraph-rsid="001efdcd" style:language-asian="zxx" style:country-asian="none"/>
    </style:style>
    <style:style style:name="P39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40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41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42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3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4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5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7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8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9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0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1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52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3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61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6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3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4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5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66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67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6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69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70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ee813" style:font-size-asian="10pt" style:font-weight-asian="bold"/>
    </style:style>
    <style:style style:name="P71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72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73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4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5" style:family="paragraph" style:parent-style-name="Table_20_Contents">
      <style:text-properties fo:color="#000000" officeooo:paragraph-rsid="002502b2"/>
    </style:style>
    <style:style style:name="P76" style:family="paragraph" style:parent-style-name="Text_20_body">
      <style:text-properties fo:font-size="10pt" fo:font-weight="bold" style:font-size-asian="10pt" style:font-weight-asian="bold"/>
    </style:style>
    <style:style style:name="P77" style:family="paragraph" style:parent-style-name="Heading_20_3">
      <style:text-properties fo:font-size="11pt" style:font-size-asian="11pt" style:font-size-complex="11pt"/>
    </style:style>
    <style:style style:name="P78" style:family="paragraph" style:parent-style-name="Standard" style:master-page-name="Standard">
      <style:paragraph-properties style:page-number="auto"/>
      <style:text-properties fo:color="#000000" fo:language="zxx" fo:country="none" officeooo:rsid="001efdcd" officeooo:paragraph-rsid="00292610" style:language-asian="zxx" style:country-asian="none"/>
    </style:style>
    <style:style style:name="P79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ee813" officeooo:paragraph-rsid="002ee813" style:font-size-asian="10pt" style:font-weight-asian="bold"/>
    </style:style>
    <style:style style:name="P8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318493" style:font-size-asian="10pt" style:font-weight-asian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2610" style:font-name-asian="Times New Roman" style:font-name-complex="Times New Roman"/>
    </style:style>
    <style:style style:name="T11" style:family="text">
      <style:text-properties style:font-name="Times New Roman1" officeooo:rsid="002ee813" style:font-name-asian="Times New Roman" style:font-name-complex="Times New Roman"/>
    </style:style>
    <style:style style:name="T12" style:family="text">
      <style:text-properties style:font-name="Times New Roman1" officeooo:rsid="0030929b" style:font-name-asian="Times New Roman" style:font-name-complex="Times New Roman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officeooo:rsid="001fa579" style:font-name-asian="Times New Roman" style:font-name-complex="Times New Roman"/>
    </style:style>
    <style:style style:name="T15" style:family="text">
      <style:text-properties style:font-name="Times New Roman" officeooo:rsid="00217a21" style:font-name-asian="Times New Roman" style:font-name-complex="Times New Roman"/>
    </style:style>
    <style:style style:name="T16" style:family="text">
      <style:text-properties style:font-name="Times New Roman" officeooo:rsid="002502b2" style:font-name-asian="Times New Roman" style:font-name-complex="Times New Roman"/>
    </style:style>
    <style:style style:name="T17" style:family="text">
      <style:text-properties style:font-name="Times New Roman" officeooo:rsid="00292610" style:font-name-asian="Times New Roman" style:font-name-complex="Times New Roman"/>
    </style:style>
    <style:style style:name="T18" style:family="text">
      <style:text-properties style:font-name="Times New Roman" officeooo:rsid="002ee813" style:font-name-asian="Times New Roman" style:font-name-complex="Times New Roman"/>
    </style:style>
    <style:style style:name="T19" style:family="text">
      <style:text-properties officeooo:rsid="00217a2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6ec87" style:font-style-asian="italic" style:font-style-complex="italic"/>
    </style:style>
    <style:style style:name="T23" style:family="text">
      <style:text-properties fo:font-style="italic" officeooo:rsid="002ee813" style:font-style-asian="italic" style:font-style-complex="italic"/>
    </style:style>
    <style:style style:name="T24" style:family="text">
      <style:text-properties fo:font-style="italic" officeooo:rsid="0030929b" style:font-style-asian="italic" style:font-style-complex="italic"/>
    </style:style>
    <style:style style:name="T25" style:family="text">
      <style:text-properties officeooo:rsid="002502b2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style:font-name="Times" fo:font-style="italic" officeooo:rsid="002ee813" style:font-style-asian="italic" style:font-style-complex="italic"/>
    </style:style>
    <style:style style:name="T28" style:family="text">
      <style:text-properties style:text-position="0% 100%"/>
    </style:style>
    <style:style style:name="T29" style:family="text">
      <style:text-properties officeooo:rsid="00292610"/>
    </style:style>
    <style:style style:name="T30" style:family="text">
      <style:text-properties officeooo:rsid="002ee813"/>
    </style:style>
    <style:style style:name="T31" style:family="text">
      <style:text-properties officeooo:rsid="0030929b"/>
    </style:style>
    <style:style style:name="T32" style:family="text">
      <style:text-properties officeooo:rsid="0031849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29">Описание Калибратор ИМС-НВ до 100 бар, погрешность </text:span><text:span text:style-name="T10">±</text:span><text:span text:style-name="T17">0,04 от ВПИ + 0,01% от измеренной величины. Погрешность по току: </text:span><text:span text:style-name="T10">±</text:span><text:span text:style-name="T17">4 мкА.</text:span></text:p>
      <text:p text:style-name="P37">Поверка до 17.08.2013 года.</text:p>
      <text:p text:style-name="P37">КонецОписание<draw:frame draw:style-name="fr1" draw:name="Врезка2" text:anchor-type="char" svg:x="15.799cm" svg:y="1cm" svg:width="12.801cm" svg:height="19.001cm" draw:z-index="1"><draw:text-box><text:p text:style-name="P76">Р О С С Т А Н Д А Р Т</text:p><text:p text:style-name="P12">Федеральное бюджетное учреждение </text:p><text:p text:style-name="P12">«Государственный региональный центр стандартизации, метрологии и испытаний </text:p><text:p text:style-name="P12">в Тюменской области, Ханты-Мансийском автономном округе-Югра, </text:p><text:p text:style-name="P26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0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8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0"/></table:table-cell><table:covered-table-cell/><table:table-cell table:style-name="Таблица3.A1" table:number-columns-spanned="2" office:value-type="string"><text:p text:style-name="P27"/></table:table-cell><table:covered-table-cell/></table:table-row><table:table-row table:style-name="Таблица3.2"><table:table-cell table:style-name="Таблица3.A1" table:number-columns-spanned="14" office:value-type="string"><text:p text:style-name="P72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71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3">“</text:p></table:table-cell><table:table-cell table:style-name="Таблица3.G4" table:number-columns-spanned="2" office:value-type="string"><text:p text:style-name="P51">d1s_y</text:p></table:table-cell><table:covered-table-cell/><table:table-cell table:style-name="Таблица3.F4" office:value-type="string"><text:p text:style-name="P52">”</text:p></table:table-cell><table:table-cell table:style-name="Таблица3.G4" table:number-columns-spanned="2" office:value-type="string"><text:p text:style-name="P50">month</text:p></table:table-cell><table:covered-table-cell/><table:table-cell table:style-name="Таблица3.F4" office:value-type="string"><text:p text:style-name="P48"><text:s/></text:p></table:table-cell><table:table-cell table:style-name="Таблица3.G4" office:value-type="string"><text:p text:style-name="P49">ybefore</text:p></table:table-cell><table:table-cell table:style-name="Таблица3.F4" office:value-type="string"><text:p text:style-name="P52">г.</text:p></table:table-cell></table:table-row><table:table-row table:style-name="Таблица3.5"><table:table-cell table:style-name="Таблица3.A5" table:number-columns-spanned="2" office:value-type="string"><text:p text:style-name="P67"/></table:table-cell><table:covered-table-cell/><table:table-cell table:style-name="Таблица3.F4" table:number-columns-spanned="12" office:value-type="string"><text:p text:style-name="P6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66">Средство измерений</text:p></table:table-cell><table:covered-table-cell/><table:table-cell table:style-name="Таблица3.G4" table:number-columns-spanned="12" office:value-type="string"><text:p text:style-name="P54">преобразователь <text:span text:style-name="T25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73"/></table:table-cell><table:covered-table-cell/><table:table-cell table:style-name="Таблица3.C7" table:number-columns-spanned="12" office:value-type="string"><text:p text:style-name="P64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5"><text:span text:style-name="T25">pribor </text:span><text:span text:style-name="T30">( </text:span><text:span text:style-name="T31">srange_min</text:span><text:span text:style-name="T25"> </text:span><text:span text:style-name="T30">-</text:span><text:span text:style-name="T9"> </text:span><text:span text:style-name="T12">srange_max</text:span><text:span text:style-name="T9"> </text:span><text:span text:style-name="T11">) <text:s/></text:span><text:span text:style-name="T9">unit <text:s text:c="2"/></text:span><text:span text:style-name="T13">Iвых </text:span><text:span text:style-name="T18">(</text:span><text:span text:style-name="T13">4 </text:span><text:span text:style-name="T18">- </text:span><text:span text:style-name="T6">20</text:span><text:span text:style-name="T11">)</text:span><text:span text:style-name="T6"> мА <text:s text:c="2"/>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4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62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3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66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60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66">,</text:p></table:table-cell></table:table-row><table:table-row table:style-name="Таблица3.13"><table:table-cell table:style-name="Таблица3.A5" office:value-type="string"><text:p text:style-name="P66">заявитель</text:p></table:table-cell><table:table-cell table:style-name="Таблица3.G4" table:number-columns-spanned="13" office:value-type="string"><text:p text:style-name="P69"><text:span text:style-name="T25">owner</text:span>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73"/></table:table-cell><table:table-cell table:style-name="Таблица3.F4" table:number-columns-spanned="13" office:value-type="string"><text:p text:style-name="P64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70">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4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66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80"><text:span text:style-name="T32">metodika1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73"/></table:table-cell><table:covered-table-cell/><table:covered-table-cell/><table:covered-table-cell/><table:table-cell table:style-name="Таблица3.C7" table:number-columns-spanned="10" office:value-type="string"><text:p text:style-name="P63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80"><text:span text:style-name="T32">metodika2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3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80"><text:span text:style-name="T32">metodika3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66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4">калибратор <text:span text:style-name="T25">MC5-R-IS</text:span> <text:span text:style-name="T25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73"/></table:table-cell><table:covered-table-cell/><table:covered-table-cell/><table:covered-table-cell/><table:table-cell table:style-name="Таблица3.C7" table:number-columns-spanned="10" office:value-type="string"><text:p text:style-name="P63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57"><text:span text:style-name="T5">зав. №</text:span><text:span text:style-name="T25">20075192</text:span><text:span text:style-name="T5"> погрешность </text:span><text:span text:style-name="T7">±</text:span><text:span text:style-name="T9">(</text:span><text:span text:style-name="T7">0,04</text:span><text:span text:style-name="T14">% </text:span><text:span text:style-name="T16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3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66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58"><text:span text:style-name="T30">температура</text:span><text:span text:style-name="T19"> </text:span><text:span text:style-name="T25">vosduh</text:span><text:span text:style-name="T19"> </text:span><text:span text:style-name="T8">º</text:span><text:span text:style-name="T15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6"/></table:table-cell><table:covered-table-cell/><table:covered-table-cell/><table:table-cell table:style-name="Таблица3.G4" table:number-columns-spanned="4" office:value-type="string"><text:p text:style-name="P56"/></table:table-cell><table:covered-table-cell/><table:covered-table-cell/><table:covered-table-cell/><table:table-cell table:style-name="Таблица3.G4" table:number-columns-spanned="7" office:value-type="string"><text:p text:style-name="P68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9">атм. давление <text:span text:style-name="T25">atm</text:span> кПа; <text:s/>влажность <text:span text:style-name="T25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3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5">и на основании результатов первичной (<text:span text:style-name="T20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7"/><text:p text:style-name="P2">Знак поверки</text:p><text:p text:style-name="P14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8"/></table:table-cell><table:table-cell table:style-name="Таблица4.A1" office:value-type="string"><text:p text:style-name="P79">pover</text:p></table:table-cell></table:table-row><table:table-row table:style-name="Таблица4.2"><table:table-cell table:style-name="Таблица4.A2" office:value-type="string"><text:p text:style-name="P18">должность руководителя подразделения</text:p></table:table-cell><table:table-cell table:style-name="Таблица4.B1" office:value-type="string"><text:p text:style-name="P17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19"/></table:table-cell><table:table-cell table:style-name="Таблица4.A2" office:value-type="string"><text:p text:style-name="P18">инициалы, фамилия</text:p></table:table-cell></table:table-row><table:table-row table:style-name="Таблица4.3"><table:table-cell table:style-name="Таблица4.B1" office:value-type="string"><text:p text:style-name="P13">TrustNo</text:p></table:table-cell><table:table-cell table:style-name="Таблица4.B1" office:value-type="string"><text:p text:style-name="P11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9">pover</text:p></table:table-cell></table:table-row><table:table-row table:style-name="Таблица4.5"><table:table-cell table:style-name="Таблица4.B1" office:value-type="string"><text:p text:style-name="P11"/></table:table-cell><table:table-cell table:style-name="Таблица4.B1" office:value-type="string"><text:p text:style-name="P15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8">инициалы, фамилия</text:p></table:table-cell></table:table-row></table:table><text:p text:style-name="P29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41">“</text:p></table:table-cell><table:table-cell table:style-name="Таблица5.B1" office:value-type="string"><text:p text:style-name="P45">d1s_y</text:p></table:table-cell><table:table-cell table:style-name="Таблица5.A1" office:value-type="string"><text:p text:style-name="P40">”</text:p></table:table-cell><table:table-cell table:style-name="Таблица5.B1" office:value-type="string"><text:p text:style-name="P44">month</text:p></table:table-cell><table:table-cell table:style-name="Таблица5.A1" office:value-type="string"><text:p text:style-name="P40"/></table:table-cell><table:table-cell table:style-name="Таблица5.B1" office:value-type="string"><text:p text:style-name="P42">ywhen</text:p></table:table-cell><table:table-cell table:style-name="Таблица5.A1" office:value-type="string"><text:p text:style-name="P40">г.</text:p></table:table-cell></table:table-row></table:table><text:p text:style-name="Standard"/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><draw:frame draw:style-name="fr1" draw:name="Врезка1" text:anchor-type="char" svg:x="1cm" svg:y="1cm" svg:width="12.801cm" svg:height="19.001cm" draw:z-index="0"><draw:text-box><text:h text:style-name="P77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9"><text:tab/><text:tab/></text:p><text:p text:style-name="P39"/><text:p text:style-name="P39"/><text:p text:style-name="P39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9">pover</text:p></table:table-cell></table:table-row><table:table-row table:style-name="Таблица1.1"><table:table-cell table:style-name="Таблица1.A1" office:value-type="string"><text:p text:style-name="P11"/></table:table-cell><table:table-cell table:style-name="Таблица1.A1" office:value-type="string"><text:p text:style-name="P15"/></table:table-cell><table:table-cell table:style-name="Таблица1.C2" office:value-type="string"><text:p text:style-name="P18">подпись</text:p></table:table-cell><table:table-cell table:style-name="Таблица1.A1" office:value-type="string"><text:p text:style-name="P20"/></table:table-cell><table:table-cell table:style-name="Таблица1.C2" office:value-type="string"><text:p text:style-name="P18">инициалы, фамилия</text:p></table:table-cell></table:table-row></table:table><text:p text:style-name="Standard"/><text:p text:style-name="P22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41">“</text:p></table:table-cell><table:table-cell table:style-name="Таблица2.B1" office:value-type="string"><text:p text:style-name="P45">d1s_y</text:p></table:table-cell><table:table-cell table:style-name="Таблица2.A1" office:value-type="string"><text:p text:style-name="P40">”</text:p></table:table-cell><table:table-cell table:style-name="Таблица2.B1" office:value-type="string"><text:p text:style-name="P44">month</text:p></table:table-cell><table:table-cell table:style-name="Таблица2.A1" office:value-type="string"><text:p text:style-name="P40"/></table:table-cell><table:table-cell table:style-name="Таблица2.B1" office:value-type="string"><text:p text:style-name="P43">ywhen</text:p></table:table-cell><table:table-cell table:style-name="Таблица2.A1" office:value-type="string"><text:p text:style-name="P40">г.</text:p></table:table-cell></table:table-row></table:table><text:p text:style-name="P1"/><text:p text:style-name="P16"/><text:p text:style-name="P16"/><text:p text:style-name="P23">ФБУ «Тюменский ЦСМ» осуществляет деятельность по поверке средств измерений.</text:p><text:p text:style-name="P46">Аттестат аккредитации № 006 действителен до 31.12.2015 г.</text:p><text:p text:style-name="P23">625027, г. Тюмень, ул. Минская, д. 88. Тел. (3452) 20-62-95, факс 28-00-84, 20-45-23.</text:p><text:p text:style-name="P23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4"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6">Протокол №____________</text:p>
      <text:p text:style-name="P31">поверки преобразователя давления<text:tab/></text:p>
      <text:p text:style-name="P31"><text:tab/><text:tab/></text:p>
      <text:p text:style-name="P34"><text:tab/>Тип:<text:tab/><text:tab/><text:tab/><text:span text:style-name="T21">pribor</text:span></text:p>
      <text:p text:style-name="P34"><text:tab/>Заводской №<text:tab/><text:tab/><text:span text:style-name="T21">serial</text:span></text:p>
      <text:p text:style-name="P32"><text:tab/>Класс точности:<text:tab/><text:span text:style-name="T21">klass</text:span></text:p>
      <text:p text:style-name="P34"><text:tab/>Пределы измерения: <text:span text:style-name="T30">(</text:span><text:span text:style-name="T24">srange_min - srange_max</text:span><text:span text:style-name="T23">)</text:span><text:span text:style-name="T21"> unit</text:span></text:p>
      <text:p text:style-name="P34"><text:tab/>Принадлежит: <text:tab/><text:span text:style-name="T21">owner</text:span></text:p>
      <text:p text:style-name="P31"><text:tab/><text:tab/><text:tab/><text:tab/><text:tab/><text:tab/><text:tab/><text:tab/><text:tab/><text:tab/><text:tab/><text:tab/>Результаты измерений</text:p>
      <text:p text:style-name="P3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3">Поверяемое значение измеряемой величины, <text:span text:style-name="T28">unit</text:span></text:p>
          </table:table-cell>
          <table:table-cell table:style-name="Таблица6.A1" table:number-rows-spanned="2" office:value-type="string">
            <text:p text:style-name="P33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3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3">Погрешность, мА</text:p>
          </table:table-cell>
          <table:covered-table-cell/>
          <table:table-cell table:style-name="Таблица6.G1" table:number-rows-spanned="2" office:value-type="string">
            <text:p text:style-name="P33">Вариация, мА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4">Прямой ход</text:p>
          </table:table-cell>
          <table:table-cell table:style-name="Таблица6.D2" office:value-type="string">
            <text:p text:style-name="P74">Обратный ход</text:p>
          </table:table-cell>
          <table:table-cell table:style-name="Таблица6.F8" office:value-type="string">
            <text:p text:style-name="P74">Прямой ход</text:p>
          </table:table-cell>
          <table:table-cell table:style-name="Таблица6.F8" office:value-type="string">
            <text:p text:style-name="P74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3">tabl11</text:p>
          </table:table-cell>
          <table:table-cell table:style-name="Таблица6.D2" office:value-type="string">
            <text:p text:style-name="P33">tabl12</text:p>
          </table:table-cell>
          <table:table-cell table:style-name="Таблица6.F8" office:value-type="string">
            <text:p text:style-name="P33">tabl13</text:p>
          </table:table-cell>
          <table:table-cell table:style-name="Таблица6.D2" office:value-type="string">
            <text:p text:style-name="P33">tabl14</text:p>
          </table:table-cell>
          <table:table-cell table:style-name="Таблица6.F8" office:value-type="string">
            <text:p text:style-name="P33">tabl15</text:p>
          </table:table-cell>
          <table:table-cell table:style-name="Таблица6.F8" office:value-type="string">
            <text:p text:style-name="P33">tabl16</text:p>
          </table:table-cell>
          <table:table-cell table:style-name="Таблица6.G3" office:value-type="string">
            <text:p text:style-name="P33">tabl17</text:p>
          </table:table-cell>
        </table:table-row>
        <table:table-row>
          <table:table-cell table:style-name="Таблица6.D2" office:value-type="string">
            <text:p text:style-name="P33">tabl21</text:p>
          </table:table-cell>
          <table:table-cell table:style-name="Таблица6.D2" office:value-type="string">
            <text:p text:style-name="P33">tabl22</text:p>
          </table:table-cell>
          <table:table-cell table:style-name="Таблица6.F8" office:value-type="string">
            <text:p text:style-name="P33">tabl23</text:p>
          </table:table-cell>
          <table:table-cell table:style-name="Таблица6.D2" office:value-type="string">
            <text:p text:style-name="P33">tabl24</text:p>
          </table:table-cell>
          <table:table-cell table:style-name="Таблица6.F8" office:value-type="string">
            <text:p text:style-name="P33">tabl25</text:p>
          </table:table-cell>
          <table:table-cell table:style-name="Таблица6.F8" office:value-type="string">
            <text:p text:style-name="P33">tabl26</text:p>
          </table:table-cell>
          <table:table-cell table:style-name="Таблица6.G3" office:value-type="string">
            <text:p text:style-name="P33">tabl27</text:p>
          </table:table-cell>
        </table:table-row>
        <table:table-row>
          <table:table-cell table:style-name="Таблица6.D2" office:value-type="string">
            <text:p text:style-name="P33">tabl31</text:p>
          </table:table-cell>
          <table:table-cell table:style-name="Таблица6.D2" office:value-type="string">
            <text:p text:style-name="P33">tabl32</text:p>
          </table:table-cell>
          <table:table-cell table:style-name="Таблица6.F8" office:value-type="string">
            <text:p text:style-name="P33">tabl33</text:p>
          </table:table-cell>
          <table:table-cell table:style-name="Таблица6.D2" office:value-type="string">
            <text:p text:style-name="P33">tabl34</text:p>
          </table:table-cell>
          <table:table-cell table:style-name="Таблица6.F8" office:value-type="string">
            <text:p text:style-name="P33">tabl35</text:p>
          </table:table-cell>
          <table:table-cell table:style-name="Таблица6.F8" office:value-type="string">
            <text:p text:style-name="P33">tabl36</text:p>
          </table:table-cell>
          <table:table-cell table:style-name="Таблица6.G3" office:value-type="string">
            <text:p text:style-name="P33">tabl37</text:p>
          </table:table-cell>
        </table:table-row>
        <table:table-row>
          <table:table-cell table:style-name="Таблица6.D2" office:value-type="string">
            <text:p text:style-name="P33">tabl41</text:p>
          </table:table-cell>
          <table:table-cell table:style-name="Таблица6.D2" office:value-type="string">
            <text:p text:style-name="P33">tabl42</text:p>
          </table:table-cell>
          <table:table-cell table:style-name="Таблица6.F8" office:value-type="string">
            <text:p text:style-name="P33">tabl43</text:p>
          </table:table-cell>
          <table:table-cell table:style-name="Таблица6.D2" office:value-type="string">
            <text:p text:style-name="P33">tabl44</text:p>
          </table:table-cell>
          <table:table-cell table:style-name="Таблица6.F8" office:value-type="string">
            <text:p text:style-name="P33">tabl45</text:p>
          </table:table-cell>
          <table:table-cell table:style-name="Таблица6.F8" office:value-type="string">
            <text:p text:style-name="P33">tabl46</text:p>
          </table:table-cell>
          <table:table-cell table:style-name="Таблица6.G3" office:value-type="string">
            <text:p text:style-name="P33">tabl47</text:p>
          </table:table-cell>
        </table:table-row>
        <table:table-row>
          <table:table-cell table:style-name="Таблица6.D2" office:value-type="string">
            <text:p text:style-name="P33">tabl51</text:p>
          </table:table-cell>
          <table:table-cell table:style-name="Таблица6.D2" office:value-type="string">
            <text:p text:style-name="P33">tabl52</text:p>
          </table:table-cell>
          <table:table-cell table:style-name="Таблица6.F8" office:value-type="string">
            <text:p text:style-name="P33">tabl53</text:p>
          </table:table-cell>
          <table:table-cell table:style-name="Таблица6.D2" office:value-type="string">
            <text:p text:style-name="P33">tabl54</text:p>
          </table:table-cell>
          <table:table-cell table:style-name="Таблица6.F8" office:value-type="string">
            <text:p text:style-name="P33">tabl55</text:p>
          </table:table-cell>
          <table:table-cell table:style-name="Таблица6.F8" office:value-type="string">
            <text:p text:style-name="P33">tabl56</text:p>
          </table:table-cell>
          <table:table-cell table:style-name="Таблица6.G3" office:value-type="string">
            <text:p text:style-name="P33">tabl57</text:p>
          </table:table-cell>
        </table:table-row>
        <table:table-row>
          <table:table-cell table:style-name="Таблица6.D2" office:value-type="string">
            <text:p text:style-name="P33">tabl61</text:p>
          </table:table-cell>
          <table:table-cell table:style-name="Таблица6.D2" office:value-type="string">
            <text:p text:style-name="P33">tabl62</text:p>
          </table:table-cell>
          <table:table-cell table:style-name="Таблица6.F8" office:value-type="string">
            <text:p text:style-name="P33">tabl63</text:p>
          </table:table-cell>
          <table:table-cell table:style-name="Таблица6.D2" office:value-type="string">
            <text:p text:style-name="P33">tabl64</text:p>
          </table:table-cell>
          <table:table-cell table:style-name="Таблица6.F8" office:value-type="string">
            <text:p text:style-name="P33">tabl65</text:p>
          </table:table-cell>
          <table:table-cell table:style-name="Таблица6.F8" office:value-type="string">
            <text:p text:style-name="P33">tabl66</text:p>
          </table:table-cell>
          <table:table-cell table:style-name="Таблица6.G3" office:value-type="string">
            <text:p text:style-name="P33">tabl67</text:p>
          </table:table-cell>
        </table:table-row>
      </table:table>
      <text:p text:style-name="P34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4">Предел доп. погрешности:</text:p>
          </table:table-cell>
          <table:table-cell table:style-name="Таблица7.A1" office:value-type="string">
            <text:p text:style-name="P34">±klass%</text:p>
          </table:table-cell>
        </table:table-row>
        <table:table-row>
          <table:table-cell table:style-name="Таблица7.A1" office:value-type="string">
            <text:p text:style-name="P34">Наибольшая погрешность: </text:p>
          </table:table-cell>
          <table:table-cell table:style-name="Таблица7.A1" office:value-type="string">
            <text:p text:style-name="P75">ma-xd%</text:p>
          </table:table-cell>
        </table:table-row>
        <table:table-row>
          <table:table-cell table:style-name="Таблица7.A1" office:value-type="string">
            <text:p text:style-name="P34"/>
          </table:table-cell>
          <table:table-cell table:style-name="Таблица7.A1" office:value-type="string">
            <text:p text:style-name="P75"/>
          </table:table-cell>
        </table:table-row>
        <table:table-row>
          <table:table-cell table:style-name="Таблица7.A1" office:value-type="string">
            <text:p text:style-name="P34">Предел доп. вариации:</text:p>
          </table:table-cell>
          <table:table-cell table:style-name="Таблица7.A1" office:value-type="string">
            <text:p text:style-name="P34">klass%</text:p>
          </table:table-cell>
        </table:table-row>
        <table:table-row>
          <table:table-cell table:style-name="Таблица7.A1" office:value-type="string">
            <text:p text:style-name="P34">Наибольшая вариация:</text:p>
          </table:table-cell>
          <table:table-cell table:style-name="Таблица7.A1" office:value-type="string">
            <text:p text:style-name="P75">m-axv%</text:p>
          </table:table-cell>
        </table:table-row>
      </table:table>
      <text:p text:style-name="P34"><text:s/><text:tab/></text:p>
      <text:p text:style-name="P34"><text:tab/>Поверитель:<text:tab/>_____________ pover<text:tab/><text:tab/></text:p>
      <text:p text:style-name="P34"/>
      <text:p text:style-name="P35"><text:tab/>Дата поверки: <text:span text:style-name="T22">d1s_y</text:span><text:span text:style-name="T21"> month </text:span><text:span text:style-name="T26">ywhen</text:span><text:span text:style-name="T21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26T22:20:11</dc:date>
    <meta:print-date>2012-12-27T17:19:00</meta:print-date>
    <meta:editing-cycles>83</meta:editing-cycles>
    <meta:editing-duration>PT5H5M18S</meta:editing-duration>
    <meta:generator>LibreOffice/4.0.2.2$Linux_x86 LibreOffice_project/400m0$Build-2</meta:generator>
    <dc:description>Примечание в свойствах</dc:description>
    <meta:document-statistic meta:table-count="7" meta:image-count="0" meta:object-count="0" meta:page-count="2" meta:paragraph-count="157" meta:word-count="433" meta:character-count="3202" meta:non-whitespace-character-count="2864"/>
    <meta:user-defined meta:name="Поле 1"/>
    <meta:user-defined meta:name="Поле 2"/>
    <meta:user-defined meta:name="Поле 3"/>
    <meta:user-defined meta:name="Поле 4"/>
  </office:meta>
</office:document-meta>
</file>